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fo:font-size="13pt" style:font-size-asian="13pt" style:font-size-complex="14pt"/>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 style:parent-style-name="Standard" style:family="paragraph">
      <style:text-properties fo:font-weight="bold" style:font-weight-asian="bold" style:font-weight-complex="bold" fo:font-size="16pt" style:font-size-asian="16pt" style:font-size-complex="16pt"/>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center"/>
      <style:text-properties fo:font-weight="bold" style:font-weight-asian="bold" style:font-weight-complex="bold" fo:font-size="17pt" style:font-size-asian="17pt" style:font-size-complex="22pt" style:text-underline-type="single" style:text-underline-style="solid" style:text-underline-width="auto" style:text-underline-mode="continuous"/>
    </style:style>
    <style:style style:name="P12" style:parent-style-name="Standard" style:family="paragraph">
      <style:paragraph-properties fo:text-align="center"/>
      <style:text-properties fo:font-weight="bold" style:font-weight-asian="bold" style:font-weight-complex="bold" fo:font-size="17pt" style:font-size-asian="17pt" style:font-size-complex="22pt" style:text-underline-type="single" style:text-underline-style="solid" style:text-underline-width="auto" style:text-underline-mode="continuous"/>
    </style:style>
    <style:style style:name="P1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6" style:parent-style-name="Standard" style:family="paragraph">
      <style:paragraph-properties fo:text-align="justify"/>
      <style:text-properties fo:font-weight="bold" style:font-weight-asian="bold" style:font-weight-complex="bold"/>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T20" style:parent-style-name="Policepardéfaut" style:family="text">
      <style:text-properties fo:font-weight="bold" style:font-weight-asian="bold" style:font-weight-complex="bold"/>
    </style:style>
    <style:style style:name="T21" style:parent-style-name="Policepardéfaut" style:family="text">
      <style:text-properties fo:font-weight="bold" style:font-weight-asian="bold" style:font-weight-complex="bold"/>
    </style:style>
    <style:style style:name="P22" style:parent-style-name="Standard" style:family="paragraph">
      <style:paragraph-properties fo:text-align="justify"/>
      <style:text-properties fo:font-weight="bold" style:font-weight-asian="bold" style:font-weight-complex="bold"/>
    </style:style>
    <style:style style:name="P23" style:parent-style-name="Standard" style:family="paragraph">
      <style:paragraph-properties fo:text-align="justify"/>
    </style:style>
    <style:style style:name="T24" style:parent-style-name="Policepardéfaut" style:family="text">
      <style:text-properties fo:color="#FF0000"/>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text-properties fo:font-weight="bold" style:font-weight-asian="bold" style:font-weight-complex="bold"/>
    </style:style>
    <style:style style:name="P31" style:parent-style-name="Standard" style:family="paragraph">
      <style:paragraph-properties fo:text-align="justify"/>
      <style:text-properties fo:font-weight="bold" style:font-weight-asian="bold" style:font-weight-complex="bold"/>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text-properties fo:font-weight="bold" style:font-weight-asian="bold" style:font-weight-complex="bold" fo:font-size="16pt" style:font-size-asian="16pt" style:font-size-complex="16pt"/>
    </style:style>
    <style:style style:name="P4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8"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T82" style:parent-style-name="Policepardéfaut" style:family="text">
      <style:text-properties fo:font-weight="bold" style:font-weight-asian="bold" style:font-weight-complex="bold"/>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T85" style:parent-style-name="Policepardéfaut" style:family="text">
      <style:text-properties fo:font-weight="bold" style:font-weight-asian="bold" style:font-weight-complex="bold"/>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T88" style:parent-style-name="Policepardéfaut" style:family="text">
      <style:text-properties fo:font-weight="bold" style:font-weight-asian="bold" style:font-weight-complex="bold"/>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T93" style:parent-style-name="Policepardéfaut" style:family="text">
      <style:text-properties fo:font-weight="bold" style:font-weight-asian="bold" style:font-weight-complex="bold"/>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T97" style:parent-style-name="Policepardéfaut" style:family="text">
      <style:text-properties fo:font-weight="bold" style:font-weight-asian="bold" style:font-weight-complex="bold"/>
    </style:style>
    <style:style style:name="T98" style:parent-style-name="Policepardéfaut" style:family="text">
      <style:text-properties fo:font-weight="bold" style:font-weight-asian="bold" style:font-weight-complex="bold"/>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09"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10" style:parent-style-name="Standard" style:family="paragraph">
      <style:paragraph-properties fo:text-align="justify"/>
    </style:style>
  </office:automatic-styles>
  <office:body>
    <office:text text:use-soft-page-breaks="true">
      <text:p text:style-name="P1">Réflexion sur la communication entre VAB, Satellites aériens et terrestres</text:p>
      <text:p text:style-name="Standard"/>
      <text:p text:style-name="Standard"/>
      <text:p text:style-name="Standard"/>
      <text:p text:style-name="Standard"/>
      <text:p text:style-name="P2">Présentation de l’équipe :</text:p>
      <text:p text:style-name="P3"/>
      <text:p text:style-name="P4">Composition de l’équipe :</text:p>
      <text:p text:style-name="Standard">Référant : Thibault TORALBA</text:p>
      <text:p text:style-name="Standard">Equipe : Désiré OUEDRAOGO, Annie LIU, Ewen MAHEVAS, Alexis ANNE,<text:s/>Thibault TORALBA, Clément YVER, Alexandre CHAPOUTOT, Jules BERHAULT</text:p>
      <text:p text:style-name="Standard"/>
      <text:p text:style-name="Standard"/>
      <text:p text:style-name="Standard"/>
      <text:p text:style-name="Standard"/>
      <text:p text:style-name="P5"/>
      <text:p text:style-name="P6">Introduction et attendus du Projet :</text:p>
      <text:p text:style-name="P7"/>
      <text:p text:style-name="P8">Pour rappel, l'objectif du challenge Cohoma est la détection et la neutralisation de pièges disposés sur<text:s/>le parcours d'un véhicule blindé de l'armée de terre (VAB). Plus précisément, il faut commencer par détecter un ensemble de boîtes rouges éparpillés autour de la trajectoire du VAB. Ces pièges seront détectables depuis les airs ou parfois uniquement détectables depuis le sol.</text:p>
      <text:p text:style-name="P9">Il faudra ensuite désactiver les pièges par lecture d’un QR code présent sur la boîte. Le code sera lisible directement sur la boîte ou nécessitera une action au sol pour être lu. Il faudra enfin cartographier les pièges et rendre un fichier recensant l’ensemble des pièges détectés et/ou désactivés. Un autre volet important pour cette mission est l’automatisation des processus. Pour monitorer le degré d’automatisation de la solution retenue, tous les opérateurs devront répondre à un QCM<text:s/>de questions simple. Le degré de remplissage du questionnaire permettra de mesurer le temps libre de chaque opérateur et donc le degré d’automatisation des procédés.</text:p>
      <text:p text:style-name="P10"><text:s/>Pour mener à bien cette mission, nous disposons de satellites aériens et de satellites terrestres. La clé sera donc de réussir à imaginer une stratégie cohérente pour être le plus efficace possible et pour réussir à neutraliser un maximum de pièges. Il faudra donc réfléchir à la stratégie de déploiement mais aussi aux outils de visualisation<text:s/>à mettre en place pour faciliter le travail des opérateurs dans le VAB. Enfin, il faudra réfléchir au degré d'automatisation qui semble cohérent : Quand est-ce que les opérateurs doivent vérifier les données transmises par les satellite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1">Perceptions<text:s/>des enjeux de collaboration de collaboration homme/machine, grands principes de stratégie, éléments clés de la solution proposée :</text:p>
      <text:p text:style-name="P12"/>
      <text:p text:style-name="Standard"/>
      <text:p text:style-name="P13">I) Organisation structurelle :</text:p>
      <text:p text:style-name="P14"/>
      <text:p text:style-name="P15">a) Les besoins<text:s/>:</text:p>
      <text:p text:style-name="P16"/>
      <text:p text:style-name="P17">Commençons par imaginer les éléments indispensables de<text:s/>communication dont nous avons besoin pour ce challenge. Cela nous permettra de concevoir un outil vraiment adapté à nos besoins.</text:p>
      <text:p text:style-name="P18"/>
      <text:p text:style-name="P19"><text:span text:style-name="T20">i)</text:span><text:s/><text:span text:style-name="T21">Les interfaces graphiques permettant l'interaction homme machine.</text:span></text:p>
      <text:p text:style-name="P22"/>
      <text:p text:style-name="P23">Le premier élément indispensable est un outil permettant<text:s/>d'avoir accès aux différentes informations des satellites<text:s/>: niveau de batterie, visualisation des flux vidéo... Pour réaliser cet outil, nous pourrons réutiliser des<text:span text:style-name="T24"><text:s/></text:span>applications web existantes<text:s/>qui feront le<text:s/>lien entre ROS (le logiciel utilisé pour commander les robots) et l’interface graphique. L'intérêt sera d'avoir une vision de ce qu'il se passe pour chacun des satellites. On pourra ensuite visualiser l'arrivée d'un satellite sur un piège en prendre le contrôle manuellement et réaliser sa désactivation. Une interface graphique avec un faible nombre de boutons<text:s/>(tactiles ou liés à des touches du clavier) faciles à utiliser pour donner aux satellites des ordres prédéfinis permettra de rendre leur gestion plus<text:s/>efficace. Une interface claire, succincte et facile d’utilisation permettra de rendre possible la gestion de plusieurs satellites par un seul opérateur.</text:p>
      <text:p text:style-name="P25"/>
      <text:p text:style-name="P26">Le second outil indispensable est un outil de cartographie. La première étape sera la suivante<text:s/>: à partir de cartes déjà existantes (fournies par Google), il sera possible d'obtenir un "fond de carte", ensuite il faudra pouvoir positionner sur la carte les différents pièges et zones. On pourra alors utiliser un code couleur selon l'état du piège. Par exemple un point vert pour un piège identifié et désactivé et un point rouge pour un piège identifié mais non désactivé. Cet outil permettra de restituer le travail effectué aux officiers de l'armée en fin de parcours. Mais ce n'est pas tout<text:s/>: l'outil de cartographie doit aussi être adapté pour pouvoir être utilisé en temps réel. La position du VAB<text:s/>doit pouvoir y être ajoutée et actualisée en continu. De même, il faut pouvoir y ajouter la position des satellites terrestres et des satellites aériens. Ainsi, on aura un outil de positionnement qui servira de base stratégique pendant l'opération.</text:p>
      <text:p text:style-name="P27"/>
      <text:p text:style-name="P28">Enfin, il est nécessaire d'avoir une interface graphique restituant les informations découvertes par les satellites aériens et les satellites terrestres : une photo d'un possible piège envoyée par un satellite aérien, une demande d'autorisation pour un retour à la base pour un changement de batterie... Cette interface fera le lien entre les procédures automatiques et la prise de décision manuelle réalisée par un opérateur.</text:p>
      <text:p text:style-name="P29"/>
      <text:p text:style-name="P30">ii) Comportement des satellites sans instruction</text:p>
      <text:p text:style-name="P31"/>
      <text:p text:style-name="P32">Il est nécessaire de mettre en place un fichier de code indiquant le comportement des satellites/satellites aériens dans le cas général. Comment doivent-ils agir et se coordonner sans instructions supplémentaires ? Ce fichier correspond en fait à une base de conditions initiales que nous détaillerons dans la suite.</text:p>
      <text:p text:style-name="P33"/>
      <text:p text:style-name="P34"/>
      <text:p text:style-name="P35"/>
      <text:soft-page-break/>
      <text:p text:style-name="P36">b) Une solution : La conception d'un outil informatique unique et complet.</text:p>
      <text:p text:style-name="P37"/>
      <text:p text:style-name="P38">Pour faciliter le travail des opérateurs : nous allons concevoir un<text:s/>outil informatique complet. L'idée est la suivante : La page principale de l'outil sera la carte qui montrera en temps réel la position des pièges, la position du VAB<text:s/>et la position des satellites. On pourra cliquer directement sur le point du satellite pour avoir directement accès à son niveau de batterie, à sa caméra... Si nous en avons besoin nous<text:s/>pourrons reprendre<text:s/>le contrôle du satellite manuellement avec un bouton précis. Ensuite sur une fenêtre séparée nous aurons accès à une liste de tâches auxquelles il faudra pouvoir répondre : une demande de validation de photo de piège, le retour à la base d'un satellite, l'arrivée au piège d'un satellite terrestre, une détection de paramètres inhabituels... Ces tâches précises nécessitent la mise en place d'un<text:s/>protocole spécifique et seront listés exhaustivement dans la partie III).</text:p>
      <text:p text:style-name="P39">Enfin, un fichier principal de code tournera en continu en arrière-plan, il permettra de donner des indications aux satellites pour un fonctionnement sans consignes supplémentaires.</text:p>
      <text:p text:style-name="P40">La question qui se pose maintenant est la suivante : comment organiser les satellites au départ<text:s/>?</text:p>
      <text:p text:style-name="P41"/>
      <text:p text:style-name="P42"/>
      <text:p text:style-name="P43"/>
      <text:p text:style-name="P44"/>
      <text:p text:style-name="P45">II) Conditions initiales :</text:p>
      <text:p text:style-name="P46"/>
      <text:p text:style-name="P47">Dans la première partie de la mission, ce seront les satellites aériens qui vont jouer un rôle prépondérant, ce sont eux qui vont permettre de repérer le plus de pièges. Concernant la coordination des satellites aériens nous utiliserons une tactique assez simple. Les satellites aériens seront<text:s/>utilisés<text:s/>en parallèle, ceux-ci seront répartis dans différentes zones géographiques en indiquant une zone GPS de recherche à chaque satellite aérien. Une fois qu’un des satellites aériens aura repéré un piège il pourra interrompre sa procédure de recherche pour aller désactiver un piège ou communiquer le fait qu’il n’est pas désactivable par<text:s/>lui.</text:p>
      <text:p text:style-name="P48"/>
      <text:p text:style-name="P49">Nous allons utiliser un algorithme de tactique de déplacement pour les Husky, leur permettant de parcourir une zone donnée en le moins de temps possible. Cette zone donnée sera située devant le VAB, dans un rayon de 50 mètres (qui est le rayon de neutralisation des pièges). En effet, chaque parcelle contenant potentiellement un piège doit être fouillée. Si un piège est détecté, le Husky doit lire le QRC et désactiver le piège, ou envoyer un message aux satellites aériens si seuls ceux-ci peuvent le faire.<text:s/>Auparavant, le satellite va analyser la probabilité que le piège détecté en soit un réellement, s’il n’est pas certains, il va demander<text:s/>confirmation au VAB. En parallèle, les satellites aériens vont aussi fouiller la zone, et envoyer des messages aux Husky pour qu’ils désactivent les pièges qu’ils ne peuvent eux-mêmes désactiver. Dans les deux cas possibles de messages envoyés, les satellites modifieront leurs trajectoires en fonction de l’éloignement du piège à vérifier.<text:s/></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soft-page-break/>
      <text:p text:style-name="P63">III) Degré d'automatisation<text:s/>:</text:p>
      <text:p text:style-name="P64"/>
      <text:p text:style-name="P65"/>
      <text:p text:style-name="P66">Nous développons des algorithmes de manière à automatiser le maximum de fonctions. Pour commencer, les satellites fouillerons la zone de manière totalement autonomes à partir d’une stratégie de de déplacements, de façon à fouiller toutes les zones<text:s/>du terrain en<text:s/>s’éloignant<text:s/>progressivement<text:s/>du VAB.<text:s/></text:p>
      <text:p text:style-name="P67">Lorsqu'un drone détecte un piège, il faut une vérification manuelle d'une personne opérant dans le V.A.B. pour vérifier que le piège en soit bien un. Cela est plus sûr pour éviter que l’on ajoute à la carte des pièges qui n’en soient pas un. En fonction du degré de fiabilité de notre algorithme de détection, on peut envisager un ajout du piège automatiquement sur la carte si l’intelligence artificielle est sûre qu’il s’agisse d’un piège (ceci est à voir avec les tests que l’on va réaliser).</text:p>
      <text:p text:style-name="P68">Si le satellite qui détecte le piège est capable de le désactiver seul, il le fera automatiquement, et l’opérateur du VAB pourra voir sur l’interface graphique que le piège a été découvert puis neutralisé. Une proposition de compte-rendu automatique sera alors<text:s/>prête<text:s/>à être envoyé sur commande le l’utilisateur.<text:s/></text:p>
      <text:p text:style-name="P69">Si le satellite n’arrive pas à désactiver le piège, il enverra une commande avec la position du piège à l’autre type de satellite, et en fonction de la position/batterie/déplacement de l’autre satellite, ce dernier ira à un certain moment désactiver le piège. Ce processus sera lui-aussi automatisé, l’opérateur validera seulement en cas de doute cette décision.<text:s/></text:p>
      <text:p text:style-name="P70">Après désactivation du piège, les satellites reprendront leur stratégie de déplacement en fonction de leur nouvelle position et des zones déjà explorées.<text:s/></text:p>
      <text:p text:style-name="P71">Si la batterie d’un satellite est faible (correspondant typiquement à 3 fois la distance entre leur position et le point de recharge enregistré), ils termineront leur tâche s’ils ont le temps, puis retourneront au point de recharge, avant de repartir pour un nouveau déplacement en fonction de leur position.<text:s/></text:p>
      <text:p text:style-name="P72"/>
      <text:p text:style-name="P73">Par conséquent, même si l'ensemble des processus sont potentiellement automatisables, il faut tout de même un contrôle des personnes opérant dans le V.A.B. pour les décisions importantes. Cela limitera le risque de perte du robot dans une végétation trop hostile ou la perte de temps à la recherche d'un piège qui n'en est pas un.</text:p>
      <text:p text:style-name="P74"/>
      <text:p text:style-name="P75"/>
      <text:p text:style-name="P76"/>
      <text:p text:style-name="P77">IV) Protocole<text:s/>spécifique :</text:p>
      <text:p text:style-name="P78"/>
      <text:p text:style-name="P79">Voici la liste des différents évènements pouvant intervenir pendant la mission et les protocoles associés :<text:s/></text:p>
      <text:p text:style-name="P80"/>
      <text:p text:style-name="P81"><text:span text:style-name="T82">Détection d'un piège :</text:span><text:s/>Si le protocole de détection détecte un potentiel piège, il faut que le drone prenne une photo et enregistre la position GPS. Une tâche est ensuite ajoutée dans le module dédié de l'outil informatique. L'opérateur ou l’opératrice visualise alors la photo et confirme s'il s'agit d'un piège ou non et de quel type de piège il s'agit. Il peut vérifier qu’il s’agit du bon type de piège, cette tâche allant être automatisée puisque s’il s’agit d’un piège aérien, un QR code est détecté et dans ce cas nous saurons si le piège est hybride ou uniquement aérien, le cas échéant, le piège est terrestre. S'il valide et que la zone est dégagée, il prend alors directement le contrôle manuel du drone et il désactive le piège. Si ce n'est pas possible, un point rouge est ajouté sur la carte aux coordonnées géographique retenues par le drone. En cliquant sur le point de la carte, on pourra visualiser la photo prise par le drone.</text:p>
      <text:p text:style-name="P83"/>
      <text:p text:style-name="P84"><text:span text:style-name="T85">Choix d'un piège à désactiver<text:s/></text:span>: L'opérateur va choisir manuellement quel piège est à désactiver en cliquant sur un point rouge de la carte. A partir de la photo prise par le<text:s/>satellite aérien et de la<text:s/><text:soft-page-break/>géographie du lieu, il décidera s'il est possible d'y envoyer un satellite ou s'il n'est pas possible de désactiver le piège.</text:p>
      <text:p text:style-name="P86"/>
      <text:p text:style-name="P87"><text:span text:style-name="T88">Désactivation du piège :</text:span><text:s/>Le robot se déplacera automatiquement jusqu’aux coordonnées GPS fournies. Il désactivera le piège automatiquement en fonction des informations lues dans le QRC Code. Si au bout de quelques minutes il n’y arrive pas, il enverra une notification au VAB, et l'opérateur prendra le contrôle manuel du robot pour désactiver le piège.</text:p>
      <text:p text:style-name="P89">Après la désactivation du piège, en fonction de sa position et de sa batterie, le robot reprendra son déplacement selon l’algorithme de stratégie.<text:s/></text:p>
      <text:p text:style-name="P90"/>
      <text:p text:style-name="P91"/>
      <text:p text:style-name="P92"><text:span text:style-name="T93">Changement de batterie :</text:span><text:s/>Retour à la base pour changer les batteries du robot : si le robot est à court de batterie, il retournera à la base<text:s/>arrière.<text:s/>La position de la base arrière<text:s/>sera enregistrée, et la distance entre elle et la position<text:s/>du satellite sera calculée automatiquement : si le niveau de batterie est inférieur à 3 fois le temps nécessaire pour faire ce trajet, le satellite se dirigera automatiquement au point de recharge, et une notification arrivera pour que la personne qui change la batterie sorte le faire<text:s/>(nous laisserons ainsi une personne sur la base arrière pour réaliser cette action).</text:p>
      <text:p text:style-name="P94"/>
      <text:p text:style-name="P95"/>
      <text:p text:style-name="P96"><text:span text:style-name="T97">I</text:span><text:span text:style-name="T98">ncident :</text:span><text:s/>Si le robot se retrouve coincé par la végétation ou par le relief du terrain, le robot ne pourra pas être récupéré avant la fin de la mission. En effet, comme il n'est pas possible de sortir du V.A.B., il ne sera pas possible d’aller sortir le robot de ce mauvais pas. Par conséquent, il faudra observer attentivement le terrain, et nous interdirons peut-être aux Husky d’aller dans certaines zones si on le juge nécessaire en fonctions des tests que nous réaliserons.<text:s/></text:p>
      <text:p text:style-name="P99"/>
      <text:p text:style-name="P100"/>
      <text:p text:style-name="P101"/>
      <text:p text:style-name="P102"/>
      <text:p text:style-name="P103"/>
      <text:p text:style-name="P104"/>
      <text:p text:style-name="P105"/>
      <text:p text:style-name="P106"/>
      <text:p text:style-name="P107"/>
      <text:p text:style-name="P108">Conclusion :</text:p>
      <text:p text:style-name="P109"/>
      <text:p text:style-name="P110">Nous avons détaillé dans cette étude les outils nécessaires à la prise de décision par les opérateurs pour la gestion des satellites et satellites aériens sur le terrain. Nous avons montré la pertinence<text:s/>d’une grande automatisation des satellites et<text:s/>du développement<text:s/>d'un outil unique,<text:s/>et<text:s/>nous avons<text:s/>détaillé son fonctionnement. Enfin, nous sommes rentrés dans le détail des différentes situations auxquelles l'opérateur devra faire face. Nous avons ainsi mis en place les protocoles associés à chacune de ces situations.</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pl-c1" style:display-name="pl-c1" style:family="text" style:parent-style-name="Policepardéfaut"/>
    <style:style style:name="pl-en" style:display-name="pl-en" style:family="text" style:parent-style-name="Policepardéfau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CommentaireCar1" style:display-name="Commentaire Car1"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1">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SimSu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anne</meta:initial-creator>
    <dc:creator>Thibault SAGNARD</dc:creator>
    <meta:creation-date>2022-01-12T11:11:00Z</meta:creation-date>
    <dc:date>2022-01-12T11:33:00Z</dc:date>
    <meta:template xlink:href="Normal" xlink:type="simple"/>
    <meta:editing-cycles>4</meta:editing-cycles>
    <meta:editing-duration>PT1380S</meta:editing-duration>
    <meta:document-statistic meta:page-count="5" meta:paragraph-count="27" meta:word-count="2140" meta:character-count="13888" meta:row-count="98" meta:non-whitespace-character-count="11775"/>
  </office:meta>
</office:document-meta>
</file>